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00" calcext:value-type="currency">
            <text:p>$1,10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705" calcext:value-type="currency">
            <text:p>$1,70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04" calcext:value-type="currency">
            <text:p>$1,304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90" calcext:value-type="currency">
            <text:p>$1,19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60" calcext:value-type="currency">
            <text:p>$1,26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27" calcext:value-type="currency">
            <text:p>$1,227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43" calcext:value-type="currency">
            <text:p>$1,543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36.5" calcext:value-type="currency">
            <text:p>$1,337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4" calcext:value-type="currency">
            <text:p>$1,13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02.75" calcext:value-type="currency">
            <text:p>$1,203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101.66666666667" calcext:value-type="currency">
            <text:p>$1,102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210" calcext:value-type="currency">
            <text:p>$1,21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77" calcext:value-type="currency">
            <text:p>$1,177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94" calcext:value-type="currency">
            <text:p>$1,194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11" calcext:value-type="currency">
            <text:p>$1,211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table:table-column table:style-name="co30" table:default-cell-style-name="Default"/>
        <table:table-row table:style-name="ro1">
          <table:table-cell office:value-type="string" calcext:value-type="string">
            <text:p>Disc Lock</text:p>
          </table:table-cell>
        </table:table-row>
        <table:table-row table:style-name="ro1">
          <table:table-cell table:formula="of:=13.95*0.09" office:value-type="float" office:value="1.2555" calcext:value-type="float">
            <text:p>1.2555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13:43:37.242810974</dc:date>
    <meta:editing-duration>P21DT20H16M35S</meta:editing-duration>
    <meta:editing-cycles>346</meta:editing-cycles>
    <meta:generator>LibreOffice/5.1.6.2$Linux_X86_64 LibreOffice_project/10m0$Build-2</meta:generator>
    <meta:document-statistic meta:table-count="10" meta:cell-count="4989" meta:object-count="0"/>
  </office:meta>
</office:document-meta>
</file>